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0bb33"/>
    </style:style>
    <style:style style:name="P2" style:family="paragraph" style:parent-style-name="Standard">
      <style:text-properties officeooo:rsid="0010bb33" officeooo:paragraph-rsid="0010bb33"/>
    </style:style>
    <style:style style:name="P3" style:family="paragraph" style:parent-style-name="Standard">
      <style:text-properties officeooo:rsid="0010bb33" officeooo:paragraph-rsid="001c674b"/>
    </style:style>
    <style:style style:name="P4" style:family="paragraph" style:parent-style-name="Standard">
      <style:text-properties officeooo:rsid="00117d8c" officeooo:paragraph-rsid="00117d8c"/>
    </style:style>
    <style:style style:name="P5" style:family="paragraph" style:parent-style-name="Standard">
      <style:text-properties officeooo:rsid="00117d8c" officeooo:paragraph-rsid="001c674b"/>
    </style:style>
    <style:style style:name="P6" style:family="paragraph" style:parent-style-name="Standard">
      <style:paragraph-properties fo:text-align="center" style:justify-single-word="false"/>
      <style:text-properties officeooo:rsid="001a38ac" officeooo:paragraph-rsid="001a38ac"/>
    </style:style>
    <style:style style:name="P7" style:family="paragraph" style:parent-style-name="Standard">
      <style:text-properties officeooo:paragraph-rsid="001c674b"/>
    </style:style>
    <style:style style:name="P8" style:family="paragraph" style:parent-style-name="Standard">
      <style:paragraph-properties fo:text-align="center" style:justify-single-word="false"/>
      <style:text-properties officeooo:paragraph-rsid="0010bb33"/>
    </style:style>
    <style:style style:name="T1" style:family="text">
      <style:text-properties officeooo:rsid="000e1361"/>
    </style:style>
    <style:style style:name="T2" style:family="text">
      <style:text-properties officeooo:rsid="0010bb33"/>
    </style:style>
    <style:style style:name="T3" style:family="text">
      <style:text-properties officeooo:rsid="00117d8c"/>
    </style:style>
    <style:style style:name="T4" style:family="text">
      <style:text-properties officeooo:rsid="0012cc65"/>
    </style:style>
    <style:style style:name="T5" style:family="text">
      <style:text-properties officeooo:rsid="00146a7b"/>
    </style:style>
    <style:style style:name="T6" style:family="text">
      <style:text-properties officeooo:rsid="0014c073"/>
    </style:style>
    <style:style style:name="T7" style:family="text">
      <style:text-properties officeooo:rsid="00170b5b"/>
    </style:style>
    <style:style style:name="T8" style:family="text">
      <style:text-properties officeooo:rsid="00185931"/>
    </style:style>
    <style:style style:name="T9" style:family="text">
      <style:text-properties officeooo:rsid="00193ecb"/>
    </style:style>
    <style:style style:name="T10" style:family="text">
      <style:text-properties officeooo:rsid="001a38ac"/>
    </style:style>
    <style:style style:name="T11" style:family="text">
      <style:text-properties officeooo:rsid="001b8a87"/>
    </style:style>
    <style:style style:name="T12" style:family="text">
      <style:text-properties officeooo:rsid="001c0e81"/>
    </style:style>
    <style:style style:name="T13" style:family="text">
      <style:text-properties officeooo:rsid="001c674b"/>
    </style:style>
    <style:style style:name="T14" style:family="text">
      <style:text-properties officeooo:rsid="001dfd9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lexander Shah</text:p>
      <text:p text:style-name="P8"><text:span text:style-name="T1">Homework 8: Sorting</text:span></text:p>
      <text:p text:style-name="P8">EN.605.202.81 Section 84</text:p>
      <text:p text:style-name="P1"/>
      <text:p text:style-name="P7"><text:span text:style-name="T2">1a.</text:span></text:p>
      <text:p text:style-name="P7"><text:span text:style-name="T2">Simple insertion on a sorted file requires comparisons between all elements, but none are moved, so n-1 comparisons and 0 changes.</text:span><text:span text:style-name="T1"><text:line-break/></text:span></text:p>
      <text:p text:style-name="P7"><text:span text:style-name="T2">1b. </text:span></text:p>
      <text:p text:style-name="P7"><text:span text:style-name="T2">Simple insertion on a reversed file requires </text:span><text:span text:style-name="T14">(</text:span><text:span text:style-name="T2">n*n-1</text:span><text:span text:style-name="T14">)</text:span><text:span text:style-name="T2">/</text:span><text:span text:style-name="T14">2</text:span><text:span text:style-name="T2"> comparisons to look at all elements, swap them, then compare again, and </text:span><text:span text:style-name="T14">(n*</text:span><text:span text:style-name="T2">n-1</text:span><text:span text:style-name="T14">)/2</text:span><text:span text:style-name="T2"> swaps to change their positions repeatedly until sorted</text:span></text:p>
      <text:p text:style-name="P2"/>
      <text:p text:style-name="P3">1c. </text:p>
      <text:p text:style-name="P3">Simple insertion on a semi ordered file <text:span text:style-name="T13">could </text:span>require as many comparisons and insertions as a <text:span text:style-name="T13">random</text:span> file, <text:span text:style-name="T13">up to </text:span><text:span text:style-name="T3">n^2</text:span>.</text:p>
      <text:p text:style-name="P2"/>
      <text:p text:style-name="P5">2a. </text:p>
      <text:p text:style-name="P5"><text:span text:style-name="T4">Shell sort on a sorted file with increments 2 and 1 will require n/</text:span><text:span text:style-name="T5">2 + n</text:span><text:span text:style-name="T4"> comparisons and 0 changes </text:span><text:span text:style-name="T5">because nothing needs to move</text:span></text:p>
      <text:p text:style-name="P4"/>
      <text:p text:style-name="P5">2b. </text:p>
      <text:p text:style-name="P5"><text:span text:style-name="T4">Shell sort on a reversed file with </text:span><text:span text:style-name="T6">increments </text:span><text:span text:style-name="T4">2 and 1 will require just as many comparisons </text:span><text:span text:style-name="T7">initially</text:span><text:span text:style-name="T4"> as sorted, </text:span><text:span text:style-name="T6">n/2 + n</text:span><text:span text:style-name="T4">, but will also require </text:span><text:span text:style-name="T7">moving values, so there will be an additional n comparisons and changes accordingly. So there will be n/2 + n^2/2 comparisons and interchanges.</text:span></text:p>
      <text:p text:style-name="P4"/>
      <text:p text:style-name="P5">2c.</text:p>
      <text:p text:style-name="P5"><text:span text:style-name="T8">Shell sort on odds and evens file will perform n/2 comparisons when the gap is 2, and then when gap is 1 it will perform like a worst case insertion sort, so n^2 comparisons and changes.</text:span></text:p>
      <text:p text:style-name="P1"><text:s/></text:p>
      <text:p text:style-name="P5">3a. </text:p>
      <text:p text:style-name="P5"><text:span text:style-name="T9">When we merge ordered files where every element of a and b are alternating, we must compare every element as we march through the lists, so the number of comparisons is </text:span><text:span text:style-name="T10">m+n-1</text:span><text:span text:style-name="T9">.</text:span></text:p>
      <text:p text:style-name="P4"/>
      <text:p text:style-name="P5">3b. </text:p>
      <text:p text:style-name="P5"><text:span text:style-name="T9">When merging two sequential lists the algorithm uses n comparisons, because while every comparison will be </text:span><text:span text:style-name="T10">that an element in A is less than the first in B</text:span><text:span text:style-name="T9">, the algorithm must still iterate through the </text:span><text:span text:style-name="T10">lower </text:span><text:span text:style-name="T9">list to merge them.</text:span></text:p>
      <text:p text:style-name="P4"/>
      <text:p text:style-name="P5">4a. </text:p>
      <text:p text:style-name="P5"><text:span text:style-name="T10">Merging lists such that B is between the left half and right half of A require</text:span><text:span text:style-name="T11">s comparing every element up til the half way point (n/2) in A compared to the first value of B, and then once B is less than the right half of A, the comparisons continue to compare B values against A[n/2+1] until B is exhausted, then the remaining portion of A can be merged in. So it will take n/2+</text:span><text:span text:style-name="T14">m</text:span><text:span text:style-name="T11"> comparisons, the length of the left half of A plus B.</text:span></text:p>
      <text:p text:style-name="P4"/>
      <text:p text:style-name="P5">4b. </text:p>
      <text:p text:style-name="P5"><text:span text:style-name="T12">When B only has one value and it’s less than anything in A, only one comparison needs to be made to determine that B[1] goes first, then the rest of the A array is added.</text:span></text:p>
      <text:p text:style-name="P4"/>
      <text:p text:style-name="P5"><text:soft-page-break/>4c. </text:p>
      <text:p text:style-name="P5"><text:span text:style-name="T12">In the case B has a single element greater than the values in A, the merge must compare B[1] against every value of A until it determines that it goes last, so n comparison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3T12:24:23.561000000</meta:creation-date>
    <dc:date>2023-11-07T18:00:41.075000000</dc:date>
    <meta:editing-duration>PT3H55M49S</meta:editing-duration>
    <meta:editing-cycles>17</meta:editing-cycles>
    <meta:generator>LibreOffice/7.6.2.1$Windows_X86_64 LibreOffice_project/56f7684011345957bbf33a7ee678afaf4d2ba333</meta:generator>
    <meta:print-date>2023-11-07T18:00:37.301000000</meta:print-date>
    <meta:printed-by>PDF files</meta:printed-by>
    <meta:document-statistic meta:table-count="0" meta:image-count="0" meta:object-count="0" meta:page-count="2" meta:paragraph-count="26" meta:word-count="428" meta:character-count="2321" meta:non-whitespace-character-count="1907"/>
  </office:meta>
</office:document-meta>
</file>